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2676957691651460845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77757430060483532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4276605283737486315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172727227039976060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8944570055621355429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6302339759474142723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2041083316062943118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5493696395146248115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473044649374756593" text:style-name="L9">
        <text:list-item>
          <text:p text:style-name="P22">8:09</text:p>
        </text:list-item>
        <text:list-item>
          <text:p text:style-name="P22">8:13</text:p>
        </text:list-item>
        <text:list-item>
          <text:p text:style-name="P22">8:15</text:p>
          <text:p text:style-name="P22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2998050454572910567" text:style-name="L10">
        <text:list-item>
          <text:p text:style-name="P23">3:45<text:tab/> <text:s text:c="3"/>down and uphill</text:p>
        </text:list-item>
        <text:list-item>
          <text:p text:style-name="P23">3:41<text:tab/> <text:s text:c="3"/>down and uphill</text:p>
        </text:list-item>
        <text:list-item>
          <text:p text:style-name="P23">4:00 <text:tab/> <text:s text:c="3"/>uphill</text:p>
        </text:list-item>
        <text:list-item>
          <text:p text:style-name="P23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1354392296955646713" text:style-name="L11">
        <text:list-item>
          <text:p text:style-name="P24">1:39.1</text:p>
        </text:list-item>
        <text:list-item>
          <text:p text:style-name="P24">1:41.9</text:p>
        </text:list-item>
        <text:list-item>
          <text:p text:style-name="P24">1:44.2</text:p>
        </text:list-item>
        <text:list-item>
          <text:p text:style-name="P24">1:38.4</text:p>
        </text:list-item>
        <text:list-item>
          <text:p text:style-name="P24">1:37.5</text:p>
        </text:list-item>
        <text:list-item>
          <text:p text:style-name="P24">1:46.6</text:p>
        </text:list-item>
        <text:list-item>
          <text:p text:style-name="P24">1:38.6</text:p>
        </text:list-item>
        <text:list-item>
          <text:p text:style-name="P24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Sat 7/16/16: <text:span text:style-name="T2">3 miles</text:span></text:p>
      <text:p text:style-name="P12">I ran 2 miles on hilly roads in 19:24. <text:s/>Later I walked and ran a mile.</text:p>
      <text:p text:style-name="P12"/>
      <text:p text:style-name="P12">Sun 7/17/16: <text:span text:style-name="T2">14.5 miles</text:span></text:p>
      <text:p text:style-name="P12">I ran the Presque Isle half marathon. <text:s/>I warmed up at various paces for about 1mile. In the race I couldn't easily run faster than 8:30/mile for the first 4 miles so I just relaxed. After the 4 mile mark I started to feel good and I picked up the pace continuously over the rest of the run. <text:s/>The temperature was in the mid to high 60's. I drank a few swallows of water and Gatorade at about 11 water stations and had a gel at the 6.75 mile mark and another at the 10 mile mark. <text:s/>My GPS said the course was 13.17 miles and my time was 1:48:39 or 8:15/mi. <text:s/>My last 5K was in 24:38 or 7:55/mi. At the 10K I was in the 320<text:span text:style-name="T3">th</text:span> place. <text:s/>At the finish I was in 255<text:span text:style-name="T3">th</text:span> place out of 1359 finishers. I jogged about 0.3 miles after the run.</text:p>
      <text:p text:style-name="P12">Splits:</text:p>
      <text:list xml:id="list5362336568591814532" text:style-name="L12">
        <text:list-item>
          <text:p text:style-name="P25"><text:s text:c="2"/>8:30</text:p>
        </text:list-item>
        <text:list-item>
          <text:p text:style-name="P25"><text:s text:c="2"/>8:26</text:p>
        </text:list-item>
        <text:list-item>
          <text:p text:style-name="P25"><text:s text:c="2"/>8:32</text:p>
        </text:list-item>
        <text:list-item>
          <text:p text:style-name="P25"><text:s text:c="2"/>8:27</text:p>
        </text:list-item>
        <text:list-item>
          <text:p text:style-name="P25"><text:s text:c="2"/>8:19</text:p>
        </text:list-item>
        <text:list-item>
          <text:p text:style-name="P25"><text:s text:c="2"/>8:18</text:p>
        </text:list-item>
        <text:list-item>
          <text:p text:style-name="P25"><text:s text:c="2"/>8:23</text:p>
        </text:list-item>
        <text:list-item>
          <text:p text:style-name="P25"><text:s text:c="2"/>8:16</text:p>
        </text:list-item>
        <text:list-item>
          <text:p text:style-name="P25"><text:s text:c="2"/>8:15</text:p>
        </text:list-item>
        <text:list-item>
          <text:p text:style-name="P25"><text:s text:c="2"/>8:06</text:p>
        </text:list-item>
        <text:list-item>
          <text:p text:style-name="P25"><text:s text:c="2"/>8:09</text:p>
        </text:list-item>
        <text:list-item>
          <text:p text:style-name="P25"><text:s text:c="2"/>7:49</text:p>
        </text:list-item>
        <text:list-item>
          <text:p text:style-name="P25"><text:s text:c="2"/>7:53</text:p>
        </text:list-item>
      </text:list>
      <text:p text:style-name="P12"><text:s text:c="6"/>The last 0.17 miles in 1:16 or 7:30/mi </text:p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8T07:55:44.38</dc:date>
    <dc:creator>James Lombardi</dc:creator>
    <meta:editing-duration>PT11H29M4S</meta:editing-duration>
    <meta:editing-cycles>82</meta:editing-cycles>
    <meta:document-statistic meta:table-count="0" meta:image-count="0" meta:object-count="0" meta:page-count="9" meta:paragraph-count="303" meta:word-count="2706" meta:character-count="13272"/>
  </office:meta>
</office:document-meta>
</file>